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HF/MP2</text:p>
          </table:table-cell>
          <table:table-cell office:value-type="string" calcext:value-type="string">
            <text:p>Basis</text:p>
          </table:table-cell>
          <table:table-cell table:style-name="Default" office:value-type="string" calcext:value-type="string">
            <text:p>cc_pVTZ++dp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E(CO2)</text:p>
          </table:table-cell>
          <table:table-cell office:value-type="float" office:value="-188.3083640276" calcext:value-type="float">
            <text:p>-188.3083640276</text:p>
          </table:table-cell>
          <table:table-cell table:formula="of:=[.C6]*627.503" office:value-type="float" office:value="-118164.063352411" calcext:value-type="float">
            <text:p>-118164.063352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©</text:p>
          </table:table-cell>
          <table:table-cell office:value-type="float" office:value="-37.6871256231" calcext:value-type="float">
            <text:p>-37.6871256231</text:p>
          </table:table-cell>
          <table:table-cell table:formula="of:=[.C7]*627.503" office:value-type="float" office:value="-23648.7843898721" calcext:value-type="float">
            <text:p>-23648.78438987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(O)</text:p>
          </table:table-cell>
          <table:table-cell office:value-type="float" office:value="-74.8555516024" calcext:value-type="float">
            <text:p>-74.8555516024</text:p>
          </table:table-cell>
          <table:table-cell table:formula="of:=[.C8]*627.503" office:value-type="float" office:value="-46972.0831971608" calcext:value-type="float">
            <text:p>-46972.0831971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PE</text:p>
          </table:table-cell>
          <table:table-cell office:value-type="float" office:value="7.248047" calcext:value-type="float">
            <text:p>7.248047</text:p>
          </table:table-cell>
          <table:table-cell table:formula="of:=[.C9]*627.503" office:value-type="float" office:value="4548.171236641" calcext:value-type="float">
            <text:p>4548.171236641</text:p>
          </table:table-cell>
          <table:table-cell table:formula="of:=[.D7]+2*[.D8]-[.D6]-[.C9]" office:value-type="float" office:value="563.864521217359" calcext:value-type="float">
            <text:p>563.8645212174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169365" calcext:value-type="float">
            <text:p>1.16936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B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(CO2)</text:p>
          </table:table-cell>
          <table:table-cell office:value-type="float" office:value="-188.4696144795" calcext:value-type="float">
            <text:p>-188.4696144795</text:p>
          </table:table-cell>
          <table:table-cell table:formula="of:=[.C14]*627.503" office:value-type="float" office:value="-118265.24849473" calcext:value-type="float">
            <text:p>-118265.248494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©</text:p>
          </table:table-cell>
          <table:table-cell office:value-type="float" office:value="-37.5317813187" calcext:value-type="float">
            <text:p>-37.5317813187</text:p>
          </table:table-cell>
          <table:table-cell table:formula="of:=[.C15]*627.503" office:value-type="float" office:value="-23551.3053728282" calcext:value-type="float">
            <text:p>-23551.3053728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(O)</text:p>
          </table:table-cell>
          <table:table-cell office:value-type="float" office:value="-74.5952648088" calcext:value-type="float">
            <text:p>-74.5952648088</text:p>
          </table:table-cell>
          <table:table-cell table:formula="of:=[.C16]*627.503" office:value-type="float" office:value="-46808.7524533164" calcext:value-type="float">
            <text:p>-46808.7524533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PE</text:p>
          </table:table-cell>
          <table:table-cell office:value-type="float" office:value="7.105954" calcext:value-type="float">
            <text:p>7.105954</text:p>
          </table:table-cell>
          <table:table-cell table:formula="of:=[.C17]*627.503" office:value-type="float" office:value="4459.007452862" calcext:value-type="float">
            <text:p>4459.007452862</text:p>
          </table:table-cell>
          <table:table-cell table:formula="of:=[.D15]+2*[.D16]-[.D14]-[.C17]" office:value-type="float" office:value="1089.33226126863" calcext:value-type="float">
            <text:p>1089.3322612686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1718663" calcext:value-type="float">
            <text:p>1.1718663</text:p>
          </table:table-cell>
          <table:table-cell table:formula="of:=[.C18]*627.503" office:value-type="float" office:value="735.3496188489" calcext:value-type="float">
            <text:p>735.349618848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3LY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(CO2)</text:p>
          </table:table-cell>
          <table:table-cell office:value-type="float" office:value="-188.5779566129" calcext:value-type="float">
            <text:p>-188.5779566129</text:p>
          </table:table-cell>
          <table:table-cell table:formula="of:=[.C21]*627.503" office:value-type="float" office:value="-118333.233508465" calcext:value-type="float">
            <text:p>-118333.2335084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©</text:p>
          </table:table-cell>
          <table:table-cell office:value-type="float" office:value="-37.7709603659" calcext:value-type="float">
            <text:p>-37.7709603659</text:p>
          </table:table-cell>
          <table:table-cell table:formula="of:=[.C22]*627.503" office:value-type="float" office:value="-23701.3909424833" calcext:value-type="float">
            <text:p>-23701.39094248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(O)</text:p>
          </table:table-cell>
          <table:table-cell office:value-type="float" office:value="-74.9603015142" calcext:value-type="float">
            <text:p>-74.9603015142</text:p>
          </table:table-cell>
          <table:table-cell table:formula="of:=[.C23]*627.503" office:value-type="float" office:value="-47037.814081065" calcext:value-type="float">
            <text:p>-47037.814081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PE</text:p>
          </table:table-cell>
          <table:table-cell office:value-type="float" office:value="7.332612" calcext:value-type="float">
            <text:p>7.332612</text:p>
          </table:table-cell>
          <table:table-cell table:formula="of:=[.C24]*627.503" office:value-type="float" office:value="4601.236027836" calcext:value-type="float">
            <text:p>4601.236027836</text:p>
          </table:table-cell>
          <table:table-cell table:formula="of:=[.D22]+2*[.D23]-[.D21]-[.C24]" office:value-type="float" office:value="548.881791851161" calcext:value-type="float">
            <text:p>548.8817918512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1605922" calcext:value-type="float">
            <text:p>1.160592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(CO2)</text:p>
          </table:table-cell>
          <table:table-cell office:value-type="float" office:value="-185.7465374657" calcext:value-type="float">
            <text:p>-185.7465374657</text:p>
          </table:table-cell>
          <table:table-cell table:formula="of:=[.C28]*627.503" office:value-type="float" office:value="-116556.509499339" calcext:value-type="float">
            <text:p>-116556.5094993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©</text:p>
          </table:table-cell>
          <table:table-cell office:value-type="float" office:value="-37.1403428" calcext:value-type="float">
            <text:p>-37.1403428</text:p>
          </table:table-cell>
          <table:table-cell table:formula="of:=[.C29]*627.503" office:value-type="float" office:value="-23305.6765280284" calcext:value-type="float">
            <text:p>-23305.67652802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(O)</text:p>
          </table:table-cell>
          <table:table-cell office:value-type="float" office:value="-74.1222100578" calcext:value-type="float">
            <text:p>-74.1222100578</text:p>
          </table:table-cell>
          <table:table-cell table:formula="of:=[.C30]*627.503" office:value-type="float" office:value="-46511.9091778997" calcext:value-type="float">
            <text:p>-46511.90917789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PE</text:p>
          </table:table-cell>
          <table:table-cell office:value-type="float" office:value="7.042112" calcext:value-type="float">
            <text:p>7.042112</text:p>
          </table:table-cell>
          <table:table-cell table:formula="of:=[.C31]*627.503" office:value-type="float" office:value="4418.946406336" calcext:value-type="float">
            <text:p>4418.946406336</text:p>
          </table:table-cell>
          <table:table-cell table:formula="of:=[.D29]+2*[.D30]-[.D28]-[.C31]" office:value-type="float" office:value="219.972503511391" calcext:value-type="float">
            <text:p>219.9725035114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.1759539" calcext:value-type="float">
            <text:p>1.17595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5:15:16.520775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8T16:04:59.046990261</meta:creation-date>
    <meta:generator>LibreOffice/5.0.3.2$Linux_X86_64 LibreOffice_project/00m0$Build-2</meta:generator>
    <dc:date>2016-03-09T17:52:29.843005097</dc:date>
    <dc:creator>marcosgpc </dc:creator>
    <meta:editing-duration>PT4M44S</meta:editing-duration>
    <meta:editing-cycles>3</meta:editing-cycles>
    <meta:document-statistic meta:table-count="1" meta:cell-count="67" meta:object-count="0"/>
  </office:meta>
</office:document-meta>
</file>